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>
            <text:p>small-0</text:p>
          </table:table-cell>
          <table:table-cell table:style-name="ce1" office:value-type="string">
            <text:p>small-1</text:p>
          </table:table-cell>
          <table:table-cell table:style-name="ce1" office:value-type="string">
            <text:p>small-2</text:p>
          </table:table-cell>
          <table:table-cell table:style-name="ce1" office:value-type="string">
            <text:p>small-3</text:p>
          </table:table-cell>
          <table:table-cell table:style-name="ce1" office:value-type="string">
            <text:p>small-4</text:p>
          </table:table-cell>
          <table:table-cell table:style-name="ce1" office:value-type="string">
            <text:p>medium-0</text:p>
          </table:table-cell>
          <table:table-cell table:style-name="ce1" office:value-type="string">
            <text:p>medium-1</text:p>
          </table:table-cell>
          <table:table-cell table:style-name="ce1" office:value-type="string">
            <text:p>medium-2</text:p>
          </table:table-cell>
          <table:table-cell table:style-name="ce1" office:value-type="string">
            <text:p>medium-3</text:p>
          </table:table-cell>
          <table:table-cell table:style-name="ce1" office:value-type="string">
            <text:p>medium-4</text:p>
          </table:table-cell>
          <table:table-cell table:style-name="ce1" office:value-type="string">
            <text:p>medium-5</text:p>
          </table:table-cell>
          <table:table-cell table:style-name="ce1" office:value-type="string">
            <text:p>medium-6</text:p>
          </table:table-cell>
          <table:table-cell table:style-name="ce1" office:value-type="string">
            <text:p>medium-7</text:p>
          </table:table-cell>
          <table:table-cell table:style-name="ce1" office:value-type="string">
            <text:p>big-0</text:p>
          </table:table-cell>
          <table:table-cell table:style-name="ce1" office:value-type="string">
            <text:p>big-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office:annotation draw:style-name="gr1" draw:text-style-name="P1" svg:width="1.1413in" svg:height="0.3902in" svg:x="1.1252in" svg:y="0in" draw:caption-point-x="-0.2402in" draw:caption-point-y="0.3579in">
              <dc:date>2011-06-24T00:00:00</dc:date>
              <text:p text:style-name="P1">Apenas solucao gulosa (errada)</text:p>
            </office:annotation>
            <text:p>saida-0</text:p>
          </table:table-cell>
          <table:table-cell office:value-type="float" office:value="82.26255">
            <text:p>82.26255</text:p>
          </table:table-cell>
          <table:table-cell office:value-type="float" office:value="72.07782">
            <text:p>72.07782</text:p>
          </table:table-cell>
          <table:table-cell office:value-type="float" office:value="72.090179">
            <text:p>72.090179</text:p>
          </table:table-cell>
          <table:table-cell office:value-type="float" office:value="66.687004">
            <text:p>66.687004</text:p>
          </table:table-cell>
          <table:table-cell office:value-type="float" office:value="63.126884">
            <text:p>63.126884</text:p>
          </table:table-cell>
          <table:table-cell table:style-name="ce2" office:value-type="float" office:value="69.94648">
            <text:p>69.94648</text:p>
          </table:table-cell>
          <table:table-cell office:value-type="float" office:value="65.566566">
            <text:p>65.566566</text:p>
          </table:table-cell>
          <table:table-cell office:value-type="float" office:value="70.140976">
            <text:p>70.140976</text:p>
          </table:table-cell>
          <table:table-cell office:value-type="float" office:value="68.145638">
            <text:p>68.145638</text:p>
          </table:table-cell>
          <table:table-cell office:value-type="float" office:value="71.756821">
            <text:p>71.756821</text:p>
          </table:table-cell>
          <table:table-cell office:value-type="float" office:value="66.320473">
            <text:p>66.320473</text:p>
          </table:table-cell>
          <table:table-cell office:value-type="float" office:value="63.768547">
            <text:p>63.768547</text:p>
          </table:table-cell>
          <table:table-cell office:value-type="float" office:value="65.156715">
            <text:p>65.156715</text:p>
          </table:table-cell>
          <table:table-cell office:value-type="float" office:value="64.935844">
            <text:p>64.935844</text:p>
          </table:table-cell>
          <table:table-cell office:value-type="float" office:value="73.023376">
            <text:p>73.023376</text:p>
          </table:table-cell>
        </table:table-row>
        <table:table-row table:style-name="ro1">
          <table:table-cell office:value-type="string">
            <office:annotation draw:style-name="gr1" draw:text-style-name="P1" svg:width="1.1413in" svg:height="0.7012in" svg:x="1.1252in" svg:y="0in" draw:caption-point-x="-0.2402in" draw:caption-point-y="0.535in">
              <dc:date>2011-06-24T00:00:00</dc:date>
              <text:p text:style-name="P1">Verifica se sobrou espaço e tenta inserir (errada)</text:p>
            </office:annotation>
            <text:p>saida-1</text:p>
          </table:table-cell>
          <table:table-cell office:value-type="float" office:value="87.231079">
            <text:p>87.231079</text:p>
          </table:table-cell>
          <table:table-cell office:value-type="float" office:value="72.811821">
            <text:p>72.811821</text:p>
          </table:table-cell>
          <table:table-cell office:value-type="float" office:value="73.013367">
            <text:p>73.013367</text:p>
          </table:table-cell>
          <table:table-cell office:value-type="float" office:value="68.05275">
            <text:p>68.05275</text:p>
          </table:table-cell>
          <table:table-cell table:number-columns-repeated="2" office:value-type="float" office:value="69.971191">
            <text:p>69.971191</text:p>
          </table:table-cell>
          <table:table-cell office:value-type="float" office:value="69.540054">
            <text:p>69.540054</text:p>
          </table:table-cell>
          <table:table-cell office:value-type="float" office:value="70.143135">
            <text:p>70.143135</text:p>
          </table:table-cell>
          <table:table-cell office:value-type="float" office:value="68.540771">
            <text:p>68.540771</text:p>
          </table:table-cell>
          <table:table-cell office:value-type="float" office:value="71.756821">
            <text:p>71.756821</text:p>
          </table:table-cell>
          <table:table-cell office:value-type="float" office:value="67.244812">
            <text:p>67.244812</text:p>
          </table:table-cell>
          <table:table-cell office:value-type="float" office:value="64.953232">
            <text:p>64.953232</text:p>
          </table:table-cell>
          <table:table-cell office:value-type="float" office:value="66.532776">
            <text:p>66.532776</text:p>
          </table:table-cell>
          <table:table-cell office:value-type="float" office:value="67.12027">
            <text:p>67.12027</text:p>
          </table:table-cell>
          <table:table-cell office:value-type="float" office:value="73.350792">
            <text:p>73.350792</text:p>
          </table:table-cell>
        </table:table-row>
        <table:table-row table:style-name="ro1">
          <table:table-cell office:value-type="string">
            <text:p>saida-2</text:p>
          </table:table-cell>
          <table:table-cell office:value-type="float" office:value="66.310547">
            <text:p>66.310547</text:p>
          </table:table-cell>
          <table:table-cell office:value-type="float" office:value="74.065399">
            <text:p>74.065399</text:p>
          </table:table-cell>
          <table:table-cell office:value-type="float" office:value="75.16832">
            <text:p>75.16832</text:p>
          </table:table-cell>
          <table:table-cell office:value-type="float" office:value="69.934761">
            <text:p>69.934761</text:p>
          </table:table-cell>
          <table:table-cell office:value-type="float" office:value="63.799072">
            <text:p>63.799072</text:p>
          </table:table-cell>
          <table:table-cell office:value-type="float" office:value="70.907738">
            <text:p>70.907738</text:p>
          </table:table-cell>
          <table:table-cell office:value-type="float" office:value="72.246155">
            <text:p>72.246155</text:p>
          </table:table-cell>
          <table:table-cell office:value-type="float" office:value="71.62252">
            <text:p>71.62252</text:p>
          </table:table-cell>
          <table:table-cell office:value-type="float" office:value="68.930725">
            <text:p>68.930725</text:p>
          </table:table-cell>
          <table:table-cell office:value-type="float" office:value="73.48764">
            <text:p>73.48764</text:p>
          </table:table-cell>
          <table:table-cell office:value-type="float" office:value="73.626175">
            <text:p>73.626175</text:p>
          </table:table-cell>
          <table:table-cell office:value-type="float" office:value="65.812683">
            <text:p>65.812683</text:p>
          </table:table-cell>
          <table:table-cell office:value-type="float" office:value="68.58886">
            <text:p>68.58886</text:p>
          </table:table-cell>
          <table:table-cell office:value-type="float" office:value="69.965347">
            <text:p>69.965347</text:p>
          </table:table-cell>
          <table:table-cell office:value-type="float" office:value="75.404037">
            <text:p>75.40403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06/24/2011</text:date>, <text:time>23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lipe </meta:initial-creator>
    <meta:creation-date>2011-06-23T21:57:53</meta:creation-date>
    <dc:date>2011-06-24T23:05:48</dc:date>
    <dc:creator>Felipe </dc:creator>
    <meta:editing-duration>PT03H09M54S</meta:editing-duration>
    <meta:editing-cycles>5</meta:editing-cycles>
    <meta:generator>OpenOffice.org/3.2$Unix OpenOffice.org_project/320m19$Build-9505</meta:generator>
    <meta:document-statistic meta:table-count="3" meta:cell-count="63" meta:object-count="0"/>
  </office:meta>
</office:document-meta>
</file>